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text:p text:style-name="P1">Il se passa un petit moment durant lequel Edward observa de ses grands yeux verts le chat d'ébène. L'expression détachée de ce dernier doublée de celle ahurie du garçon donnait lieu à un spectacle assez pittoresque tandis que dans son coin, Alice observait la scène en silence. Finalement, le contracteur répondit à la première question du blondin, rivalisant toujours plus d'indifférence. Celui-ci cligna des yeux en écoutant la réponse, le visage légèrement penché sur le côté, avant de répondre.</text:p>
      <text:p text:style-name="Standard"/>
      <text:p text:style-name="Standard">-Comme ça ?</text:p>
      <text:p text:style-name="Standard"/>
      <text:p text:style-name="Standard">Sa phrase fut accompagnée d'un haussement d'épaules significatif. Ce que Bey lui avait répondu ne voulait pas dire grand chose à ses yeux mais cela lui suffisait largement, d'autant plus que son esprit était déjà focalisé sur ce que la créature allait faire maintenant qu'il avait prononcé ce fameux vœu. Et il ne fut pas déçu. Bey se redressa et, tout en prononçant des paroles qui ressemblaient à une forme d'incantation il se lança dans un rituel consistant à traverser le corps d'Edward de ses appendices -toujours affublés des fameuses boucles d'oreilles objets de toute l'attention, tout en irradiant d'une lumière aveuglante qu'il sembla transmettre entièrement au garçon, le tout dans une chorégraphie extrêmement théâtrale, sous les yeux ébahis d'un Edward au fond desquels on pouvait très clairement distinguer des étoiles briller.</text:p>
      <text:p text:style-name="Standard"/>
      <text:p text:style-name="Standard">-Cool...</text:p>
      <text:p text:style-name="Standard"/>
      <text:p text:style-name="Standard">Lorsque la lumière surnaturelle s'estompa, et que Bey retourna s'installer à ses côtés, la pièce reprit cependant une allure tout à fait banale. C'était limite si celui-ci n'allait pas lâcher subitement un « miaou » dans le plus grand des calmes. Il fallut quelques secondes au tout nouveau contractant, toujours émerveillé, pour reprendre ses esprits, après quoi il observa la paume, puis le dos de ses mains à la recherche d'un quelconque changement. Car, il fallait l'admettre, Edward ne voyait pas vraiment de différence. Il se sentait carrément identique à avant, que ce soit physiquement ou mentalement. Il repéra finalement une douce lueur qui s'échappait de sa chemise et, intrigué, ôta deux boutons à celle-ci pour voir de quoi il s'agissait. A l'endroit exact de son cœur -là où Bey l'avait transpercé un peu plus tôt-, un étrange tatouage avait fait son apparition. C'était un symbole que l'étudiant ne connaissait pas. La marque scintilla un instant avant que sa lueur ne s'estompe petit à petit.</text:p>
      <text:p text:style-name="Standard"/>
      <text:p text:style-name="Standard">-C'est quoi ça ?</text:p>
      <text:p text:style-name="Standard"/>
      <text:p text:style-name="Standard">Une fois encore, Edward s'attardait sur un détail assez peu significatif, alors même qu'une foule de questions se bousculaient dans son esprit. Qu'allait-il se passer maintenant ? Comment trouver et traquer les Ombres ? Quels étaient ses pouvoirs ? Comment allait-il apprendre à s'en servir ? Combien étaient-ils à partager ce but commun ? Toutes ces interrogations qui lui faisaient se demander s'il n'avait pas fait son vœu un peu trop vite, sans vraiment réfléchir aux conséquences d'un événement aussi inhabituel et difficile à croire.</text:p>
      <text:p text:style-name="P1">A peine Edward avait-il posé la question concernant sa marque que la réponse lui parvint. Celle-ci était donc un signe de son appartenance aux Nephils. Il regarda, fasciné, Alice faire apparaître la sienne tout en se demandant pourquoi elle avait à nouveau matérialisé une épée dans sa paume. C'était bluffant : les deux tatouages étaient strictement identiques. Le garçon tendit lentement une main en direction du ventre de la directrice de la Nightray Company, comme pour toucher le sceau. Il semblait presque hypnotisé, captivé par tous ces phénomènes difficilement acceptable pour n'importe quelle personne normalement constituée. Son regard absent repris une allure normale lorsque l'arme d'Alice disparut subitement, le ramenant instantanément à la réalité. Celle-ci enchaîna alors en se rhabillant, lui proposant de l'emmener dans un endroit où il pourrait rencontrer d'autres gens ayant passé un contrat.</text:p>
      <text:p text:style-name="Standard"/>
      <text:p text:style-name="Standard">-Là maintenant ? [strike]J'peux pas j'ai poney.[/strike]</text:p>
      <text:p text:style-name="Standard"/>
      <text:p text:style-name="Standard">D'abord sérieux, Edward parcourut sa chambre du regard, avant qu'un rictus dénué de toute joie fende son visage. Il posa ses yeux sur Bey qui les regardait encore dans son coin. S'il était disponible maintenant ? La question ne se posait même pas. Il risquait d'être tout le temps disponible à présent. Ses parents disparus, le blondin n'avait plus de quoi se payer des études. Il n'avait même plus de quoi se payer à manger, en fait. Il allait donc devoir abandonner les cours et trouver un travail. Cela signifiait que pour l'heure, il n'avait rien de prévu pendant un long moment. Edward s'apprêtait à répondre lorsque Bey se remit en action, leur annonçant qu'il allait les laisser. Le garçon regarda le chat disparaître avec le même air crétin qu'il avait lorsqu'il était apparu.</text:p>
      <text:p text:style-name="Standard"/>
      <text:p text:style-name="Standard">-Salut.</text:p>
      <text:p text:style-name="Standard"/>
      <text:p text:style-name="Standard">L'interjection était encore extrêmement familière. Il était évident qu'Edward était un peu perdu et qu'il ne comprenait pas très bien la situation dans laquelle il se trouvait. La jeune femme et lui se retrouvait donc à nouveau seuls. L'adolescent voulut reprendre sa réponse à la proposition d'Alice, mais visiblement le destin en avait décidé autrement. Alors qu'il ouvrait la bouche pour parler, une sonnerie se mit à retentir, provenant apparemment de sa poche. Poussant un soupir de lassitude, Edward en tira son téléphone portable en se demandant de qui il pouvait s'agir maintenant. Il s'agissait d'une alarme qui sonnait donc automatiquement. Sur son écran, on pouvait lire en majuscules, juste avant qu'il ne coupe la sonnerie, la mention : « J'AI UN GPS ! »</text:p>
      <text:p text:style-name="Standard"/>
      <text:p text:style-name="Standard">-Hum... Désolé pour ça. Du coup oui, je suis disponible. Pour être honnête, j'ai pas mal de question pour vous alors je suis plutôt content que vous me lâchiez pas comme ça dans la nature...</text:p>
      <text:p text:style-name="Standard"/>
      <text:p text:style-name="Standard">Suite à quoi Edward se leva finalement pour se préparer à aller dans ce fameux lieu de rendez-vous des Nephils. Il attrapa rapidement quelques vêtements -car après tout, c'était une des raisons pour lesquelles ils étaient venus ici, et quitta la chambre en faisant signe à Alice de le suivre. Ils redescendirent au rez-de-chaussée où ils ne lâchèrent pas même un regard aux policiers qui étaient toujours en train d'inspecter la maison puis quittèrent le bâtiment. Alors qu'ils s'éloignaient de sa demeure, Edward ne put s'empêcher de jeter un regard en arrière. Des souvenirs remontèrent et son visage prit un air un peu plus grave. Ses yeux se posèrent ensuite sur Alice. Grâce à elle, l'adolescent avait au moins pu donner une raison à tous ses malheurs. Et s'il se savait en partir coupable de la disparition de ses parents, ça n'était pas pour les raisons qu'il pensait à la base. Et, également grâce à elle, il avait peut-être obtenu un moyen de renverser la vapeur -bien que pour l'instant, il n'avait pas <text:s/>remarqué de changement significatif dû à sa nouvelle condition. Aussi, tout en se remettant en marche, Edward lâcha dans un murmure presque inaudible.</text:p>
      <text:p text:style-name="Standard"/>
      <text:p text:style-name="Standard">-Merci.</text:p>
      <text:p text:style-name="P1">Edward et Alice avaient quitté la maison du garçon peut-être une heure auparavant. Ils étaient retourné à Palema Centre et avaient traversé un bout de la ville pour se retrouver dans un espèce de terrain vague plus ou moins à l'abandon. Intrigué, le blondin avait suivi la jeune femme jusqu'à un gigantesque tuyau d'évacuation bien caché derrière de la broussaille. Si le lieu n'était pas vraiment engageant, Alice s'y engouffra sans hésiter un seul instant. Les yeux ébahis, Edward découvrit que derrière ce vieux bout de terrain à la déroute se trouvait un immense hall grouillant de vie. On se serait cru dans un des lieux enchantés de Harry Potter tellement l'existence d'un tel endroit était improbable. </text:p>
      <text:p text:style-name="Standard"/>
      <text:p text:style-name="Standard">Ils firent un tour complet du propriétaire, Alice lui montrant tout un ensemble de pièces plus déroutantes les unes que les autres. C'était une véritable base de commandement, disposant de toute l'infrastructure pour faire fonctionner une petite ville -selon l'appréciation d'Edward. Celui-ci passa la visite les yeux écarquillés, n'écoutant qu'à moitié les explications de sa guide du jour tant il était impressionné. Il était certain que le blondin ne se souviendrait absolument pas du plan du Q.G et qu'il risquait fort de se perdre dans les jours à venir. Les deux Nephils finirent leur ronde dans l'endroit le plus convivial qu'ils avaient vu jusqu'à présent : une grande pièce de détente où se trouvaient télé, canapés et autres instruments de loisir. Cette salle était un peu en opposition par rapport au reste du Q.G, qui avait paru professionnel et solennel jusqu'à présent.</text:p>
      <text:p text:style-name="Standard"/>
      <text:p text:style-name="Standard">Toujours était-il que pour l'heure, Edward et Alice s'octroyaient une petite pause et cette dernière avait visiblement prévu d'utiliser ce temps mort pour répondre aux questions que le blondin ne manquerait pas de lui poser. Celui-ci alla se chercher une canette dans le frigo comme il le lui était suggéré et s'installa dans un fauteuil en face de la directrice de la Nightray Company. Il resta un moment silencieux, sirotant de temps à autre sa boisson en essayant de remettre un peu d'ordre dans ses idées. Les événements de la journée avaient été plutôt déroutants et l'esprit déjà perturbé d'Edward peinait à tout percuter. Après un moment sans rien dire, il finit par se lancer.</text:p>
      <text:p text:style-name="Standard"/>
      <text:p text:style-name="Standard">-Cet endroit... C'est là où se rassemblent les gens comme vo... nous ? Qu'est-ce qu'il va se passer maintenant ? J'veux dire... Bey parlait de combattre les Ombres. Comment ça se passe, au juste ? J'ai jamais vraiment été un bagarreur...</text:p>
      <text:p text:style-name="Standard"/>
      <text:p text:style-name="Standard">Edward s'arrêta là pour le moment. Ce n'était qu'une petite partie des questions qu'il avait en tête, mais cela ferait déjà un bon début. Il ne valait mieux pas la noyer sous les demandes au risque de passer trop vite sur un sujet. Et ce, même si ça le démangeait plus que tout...</text:p>
      <text:p text:style-name="P1">L'assurance dont faisait preuve Alice commençait à rassurer le blondin. Celui-ci la laissa terminer les réponses à sa première vague de questions avec une patience qu'on n'avait pas l'habitude de lui voir. Ses yeux olives rivés dans ceux de la jeune femme, Edward buvait avidement ses paroles, essayant de faire au mieux pour retenir le maximum d'informations qu'il pouvait. Apparemment, c'était le sort de chaque contractant de se dévouer à combattre les Ombres. Ce n'était pas ce principe en lui-même qui posait question au garçon, mais bien sa capacité à le mettre en application. Cependant, la directrice de la Nightray ne semblait pas avoir de doute à ce sujet, sous réserve qu'Edward suive un entraînement approprié. Sa dernière réflexion lui arracha un rictus alors que le souvenir de sa macabre découverte lui remontait en mémoire.</text:p>
      <text:p text:style-name="Standard"/>
      <text:p text:style-name="Standard">-J'ai quelques doutes là-dessus. Alors vous allez m'entraîner ? Comment on tue une Ombre, au juste ? Il me faudrait une arme, non ? Genre un pistolet ou un truc du genre...</text:p>
      <text:p text:style-name="Standard"/>
      <text:p text:style-name="Standard">Oubliant toutes ses considérations sur le fait de ne pas poser trop de questions sur trop de sujets en même temps, l'esprit d'Edward s'emballa quelque peu. Chaque réponse que lui donnait Alice soulevait son propre lot de nouvelles questions. Cette immense base, et maintenant Alice qui lui parlait de grades, cela laissait énormément penser à une grande organisation. Ca n'était pas vraiment ce que le garçon s'était imaginé lorsque la jeune femme avait abordé le sujet. Lui voyait plus une bande de justiciers masqués travaillant dans l'ombre, chacun de son côté. C'était à la fois réconfortant de se dire qu'il ne risquait du coup pas de se retrouver trop livré à lui-même, et à la fois un peu effrayant d'imaginer qu'une telle organisation puisse exister à l'insu de tous.</text:p>
      <text:p text:style-name="Standard"/>
      <text:p text:style-name="Standard">-A quoi ça sert les grades ? Et du coup c'est le petit chat de tout à l'heure le chef ? C'est lui qui donne les ordres ?</text:p>
      <text:p text:style-name="P1">Cette petite séance de questions-réponses s'attaquait doucement mais sûrement à atteindre son objectif ; Les explications fournies par Alice commençaient à avoir un effet rassurant sur Edward qui, même s'il était toujours un peu perdu, avait à présent au moins le sentiment qu'il n'était pas seul dans ce nouvel univers qui s'ouvrait à lui. Le détachement avec lequel sa mentor abordait le sujet des Ombres, qui lui avait pourtant paru assez préoccupant, calma encore un peu plus ses inquiétudes. Une lueur de réflexion au fond des yeux, le blondin baissa légèrement la tête pour contempler ses mains, paumes vers le ci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8-10T17:36:49.47</dc:date>
    <meta:editing-duration>P2DT7H6M4S</meta:editing-duration>
    <meta:editing-cycles>3211</meta:editing-cycles>
    <meta:generator>OpenOffice/4.1.3$Win32 OpenOffice.org_project/413m1$Build-9783</meta:generator>
    <meta:document-statistic meta:table-count="0" meta:image-count="0" meta:object-count="0" meta:page-count="31" meta:paragraph-count="182" meta:word-count="15065" meta:character-count="91185"/>
  </office:meta>
</office:document-meta>
</file>